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eeeeee" fo:padding="0.097cm" fo:border="0.05pt solid #000000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GB" fo:font-weight="bold" officeooo:rsid="00392304" officeooo:paragraph-rsid="00080713" fo:background-color="#fffff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GB" fo:font-weight="bold" officeooo:rsid="0023707b" officeooo:paragraph-rsid="0008071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GB" fo:font-weight="bold" officeooo:rsid="00392304" officeooo:paragraph-rsid="000807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GB" fo:font-weight="bold" officeooo:rsid="003bad6f" officeooo:paragraph-rsid="0008071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GB" fo:font-weight="normal" officeooo:rsid="003975c4" officeooo:paragraph-rsid="0008071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language="en" fo:country="GB" fo:font-weight="normal" officeooo:rsid="003b13f0" officeooo:paragraph-rsid="00080713" style:font-weight-asian="normal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language="en" fo:country="GB" fo:font-weight="normal" officeooo:rsid="003b13f0" officeooo:paragraph-rsid="0008071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GB" fo:font-weight="normal" officeooo:rsid="003b13f0" officeooo:paragraph-rsid="00080713" style:font-weight-asian="normal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language="en" fo:country="GB" fo:font-weight="normal" officeooo:rsid="003bad6f" officeooo:paragraph-rsid="00080713" style:font-weight-asian="normal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language="en" fo:country="GB" fo:font-weight="normal" officeooo:rsid="003bad6f" officeooo:paragraph-rsid="0008071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GB" fo:font-weight="normal" officeooo:rsid="003bad6f" officeooo:paragraph-rsid="00080713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language="en" fo:country="GB" fo:font-weight="normal" officeooo:rsid="003ccd93" officeooo:paragraph-rsid="0008071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GB" fo:font-weight="normal" officeooo:rsid="003e25ca" officeooo:paragraph-rsid="0008071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GB" fo:font-weight="normal" officeooo:rsid="003e25ca" officeooo:paragraph-rsid="00080713" fo:background-color="#ff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GB" fo:font-weight="normal" officeooo:rsid="005cf093" officeooo:paragraph-rsid="00080713" fo:background-color="#fffff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weight="bold" officeooo:rsid="005b418d" officeooo:paragraph-rsid="00080713" fo:background-color="#ffffff" style:font-weight-asian="bold" style:font-weight-complex="bold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080713"/>
    </style:style>
    <style:style style:name="P18" style:family="paragraph" style:parent-style-name="Standard" style:list-style-name="L9">
      <style:paragraph-properties fo:text-align="start" style:justify-single-word="false"/>
      <style:text-properties officeooo:paragraph-rsid="00080713"/>
    </style:style>
    <style:style style:name="P19" style:family="paragraph" style:parent-style-name="Standard">
      <style:paragraph-properties fo:text-align="start" style:justify-single-word="false"/>
      <style:text-properties officeooo:paragraph-rsid="00080713"/>
    </style:style>
    <style:style style:name="P20" style:family="paragraph" style:parent-style-name="Standard">
      <style:text-properties officeooo:paragraph-rsid="00080713"/>
    </style:style>
    <style:style style:name="P21" style:family="paragraph" style:parent-style-name="Table_20_Contents">
      <style:paragraph-properties fo:text-align="start" style:justify-single-word="false"/>
      <style:text-properties officeooo:paragraph-rsid="0008071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d6f" style:font-weight-asian="bold" style:font-weight-complex="bold"/>
    </style:style>
    <style:style style:name="T4" style:family="text">
      <style:text-properties fo:font-weight="bold" officeooo:rsid="00392304" style:font-weight-asian="bold" style:font-weight-complex="bold"/>
    </style:style>
    <style:style style:name="T5" style:family="text">
      <style:text-properties fo:language="en" fo:country="GB" fo:font-weight="normal" officeooo:rsid="003bad6f" style:font-weight-asian="normal" style:font-weight-complex="normal"/>
    </style:style>
    <style:style style:name="T6" style:family="text">
      <style:text-properties fo:language="en" fo:country="GB" fo:font-weight="normal" officeooo:rsid="003e25ca" style:font-weight-asian="normal" style:font-weight-complex="normal"/>
    </style:style>
    <style:style style:name="T7" style:family="text">
      <style:text-properties fo:language="en" fo:country="GB" fo:font-weight="bold" officeooo:rsid="003bad6f" style:font-weight-asian="bold" style:font-weight-complex="bold"/>
    </style:style>
    <style:style style:name="T8" style:family="text">
      <style:text-properties fo:language="en" fo:country="GB" fo:font-weight="bold" officeooo:rsid="003e25ca" style:font-weight-asian="bold" style:font-weight-complex="bold"/>
    </style:style>
    <style:style style:name="T9" style:family="text">
      <style:text-properties officeooo:rsid="003ccd9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ccd93" style:font-weight-asian="normal" style:font-weight-complex="normal"/>
    </style:style>
    <style:style style:name="T12" style:family="text">
      <style:text-properties officeooo:rsid="003e25ca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ubject-verb matching</text:p>
      <text:p text:style-name="P2"/>
      <text:p text:style-name="P3"/>
      <text:p text:style-name="P5">A singular subject must have a singular verb; a plural subject must have a plural verb.</text:p>
      <text:p text:style-name="P5">So, <text:s/>you have to</text:p>
      <text:p text:style-name="P5">- figure out what the subject is</text:p>
      <text:p text:style-name="P5">- decide if the subject is singular or plural</text:p>
      <text:p text:style-name="P5">- identify which verb goes with the subject</text:p>
      <text:p text:style-name="P5">- and check if the verb matches the subject</text:p>
      <text:p text:style-name="P5"/>
      <text:list xml:id="list3376576322" text:style-name="L1">
        <text:list-item>
          <text:p text:style-name="P6">Some nouns with plural forms are considered as singular like:</text:p>
        </text:list-item>
      </text:list>
      <text:p text:style-name="P8">Mathematics, statistics, economics, logistics, athletics, politics (they are considered as a field)</text:p>
      <text:p text:style-name="P8"/>
      <text:p text:style-name="P4">example: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1">Logistics is about delivering the right product to right person at the right time.</text:p>
          </table:table-cell>
        </table:table-row>
      </table:table>
      <text:p text:style-name="P11"/>
      <text:p text:style-name="P11"/>
      <text:list xml:id="list1032349879" text:style-name="L6">
        <text:list-item>
          <text:p text:style-name="P7">Some figures and measurement units are also considered as singular when the amount referred to is a unit</text:p>
        </text:list-item>
      </text:list>
      <text:p text:style-name="P8"/>
      <text:p text:style-name="P8"><text:span text:style-name="T2">example</text:span><text:span text:style-name="T3">s</text:span>: </text:p>
      <text:p text:style-name="P8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8">- Fifty dollars <text:span text:style-name="T2">is</text:span> too miuch for such a product.</text:p>
            <text:p text:style-name="P8">- Two hours <text:span text:style-name="T2">is</text:span> long time to wait</text:p>
            <text:p text:style-name="P8"/>
          </table:table-cell>
        </table:table-row>
      </table:table>
      <text:p text:style-name="P8"/>
      <text:list xml:id="list1247507093" text:style-name="L7">
        <text:list-item>
          <text:p text:style-name="P17"><text:span text:style-name="T5"><text:s/>However, if these words </text:span><text:span text:style-name="T7">describe single items rather than a whole</text:span><text:span text:style-name="T5">, they are considered as plural, </text:span></text:p>
          <text:p text:style-name="P9"/>
        </text:list-item>
        <text:list-item>
          <text:p text:style-name="P12">but some collective nouns are singular because they are considered as a whole/ as a unit</text:p>
        </text:list-item>
      </text:list>
      <text:p text:style-name="P8"/>
      <text:list xml:id="list463734102" text:style-name="L8">
        <text:list-header>
          <text:p text:style-name="P10"/>
          <text:p text:style-name="P10"><text:span text:style-name="T2">example</text:span>: army, family, audience, team, public</text:p>
        </text:list-header>
      </text:list>
      <text:p text:style-name="P11"/>
      <text:p text:style-name="P11">“<text:span text:style-name="T9">number” can be considered as singular or plural. If it is preceded by “a”, it is considered as plural</text:span></text:p>
      <text:p text:style-name="P11"/>
      <text:p text:style-name="P13">but if it’s preceded by “the” it is considered as singular.</text:p>
      <text:p text:style-name="P11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"><text:s/><text:span text:style-name="T9">- </text:span><text:span text:style-name="T11">T</text:span><text:span text:style-name="T10">here</text:span> <text:span text:style-name="T1">are</text:span> <text:span text:style-name="T1">a</text:span> <text:span text:style-name="T1">number </text:span><text:span text:style-name="T10">of meas</text:span>ures that can be </text:p>
            <text:p text:style-name="P20">used to examine this problem.</text:p>
            <text:p text:style-name="P20"/>
            <text:p text:style-name="P20"><text:span text:style-name="T9">- </text:span><text:span text:style-name="T1">The number </text:span><text:span text:style-name="T10">of tourists </text:span><text:span text:style-name="T1">has </text:span>risen </text:p>
            <text:p text:style-name="P21"/>
          </table:table-cell>
        </table:table-row>
      </table:table>
      <text:p text:style-name="P11"/>
      <text:p text:style-name="P13"/>
      <text:list xml:id="list1119711269" text:style-name="L9">
        <text:list-item>
          <text:p text:style-name="P18"><text:span text:style-name="T8">Indefinite pronouns </text:span><text:span text:style-name="T6">(which do not refer to a particular person or thing) like: Either, neither, what, whatever, whoever, everybody, anyone...are considered as </text:span><text:span text:style-name="T8">singular</text:span></text:p>
        </text:list-item>
      </text:list>
      <text:p text:style-name="P8"/>
      <text:p text:style-name="P13">Watch out distractors coming between the subject and the verb: Sometimes, a phrase or a clause comes between the subject and its verb, the verb must always match its subject.</text:p>
      <text:p text:style-name="P13"/>
      <text:p text:style-name="P13"><text:soft-page-break/><text:span text:style-name="T2">Example:</text:span> </text:p>
      <text:p text:style-name="P13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1"><text:span text:style-name="T2">A broad range</text:span><text:span text:style-name="T1"> </text:span><text:span text:style-name="T10">of services</text:span> <text:span text:style-name="T1">was </text:span>provided to society. <text:span text:style-name="T12">(was matches « a board range » not the plural noun « services »</text:span></text:p>
          </table:table-cell>
        </table:table-row>
      </table:table>
      <text:p text:style-name="P14"/>
      <text:p text:style-name="P14"/>
      <text:p text:style-name="P15">To go further: <text:a xlink:type="simple" xlink:href="https://www.testden.com/toeic/grammar-subject-verb-agreement.htm" text:style-name="Internet_20_link" text:visited-style-name="Visited_20_Internet_20_Link"><text:span text:style-name="T4">https://www.testden.com/toeic/grammar-subject-verb-agreement.htm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19:44.844000000</meta:creation-date>
    <dc:date>2017-12-10T12:22:03.152000000</dc:date>
    <meta:editing-duration>PT27S</meta:editing-duration>
    <meta:editing-cycles>1</meta:editing-cycles>
    <meta:document-statistic meta:table-count="4" meta:image-count="0" meta:object-count="0" meta:page-count="2" meta:paragraph-count="30" meta:word-count="308" meta:character-count="1785" meta:non-whitespace-character-count="1505"/>
    <meta:generator>LibreOffice/5.3.5.2$Windows_x86 LibreOffice_project/50d9bf2b0a79cdb85a3814b592608037a682059d</meta:generator>
  </office:meta>
</office:document-meta>
</file>